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P6" style:family="paragraph" style:parent-style-name="Ключевые_20_слова">
      <style:paragraph-properties fo:padding-left="0cm" fo:padding-right="1cm" fo:padding-top="0cm" fo:padding-bottom="0.499cm" fo:border-left="none" fo:border-right="none" fo:border-top="none" fo:border-bottom="0.06pt solid #000000" style:writing-mode="page"/>
    </style:style>
    <style:style style:name="P7" style:family="paragraph" style:parent-style-name="Текст_20_списка_20_литературы">
      <style:text-properties officeooo:rsid="003357d8" officeooo:paragraph-rsid="000aee85"/>
    </style:style>
    <style:style style:name="P8" style:family="paragraph" style:parent-style-name="Text_20_body">
      <style:text-properties officeooo:paragraph-rsid="00056ce7"/>
    </style:style>
    <style:style style:name="P9" style:family="paragraph" style:parent-style-name="Text_20_body">
      <style:text-properties officeooo:rsid="00326d46" officeooo:paragraph-rsid="000aee85"/>
    </style:style>
    <style:style style:name="P10" style:family="paragraph" style:parent-style-name="Автор_20_по-английски">
      <style:text-properties officeooo:paragraph-rsid="000aee85"/>
    </style:style>
    <style:style style:name="P11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1"/>
    </style:style>
    <style:style style:name="P12" style:family="paragraph" style:parent-style-name="Heading_20_2" style:master-page-name="First_20_Page">
      <style:paragraph-properties style:page-number="auto"/>
    </style:style>
    <style:style style:name="P13" style:family="paragraph" style:parent-style-name="Текст_20_списка_20_литературы">
      <style:text-properties officeooo:paragraph-rsid="000aee85"/>
    </style:style>
    <style:style style:name="P14" style:family="paragraph" style:parent-style-name="Текст_20_списка_20_литературы">
      <style:paragraph-properties fo:break-before="page"/>
      <style:text-properties officeooo:paragraph-rsid="000aee85"/>
    </style:style>
    <style:style style:name="P15" style:family="paragraph" style:parent-style-name="Heading_20_5">
      <style:text-properties officeooo:paragraph-rsid="000aee85"/>
    </style:style>
    <style:style style:name="P16" style:family="paragraph" style:parent-style-name="Heading_20_4">
      <style:text-properties officeooo:paragraph-rsid="000aee85"/>
    </style:style>
    <style:style style:name="P17" style:family="paragraph" style:parent-style-name="Heading_20_3">
      <style:text-properties officeooo:paragraph-rsid="000aee85"/>
    </style:style>
    <style:style style:name="P18" style:family="paragraph" style:parent-style-name="Heading_20_3">
      <style:text-properties officeooo:rsid="003357d8" officeooo:paragraph-rsid="000aee85"/>
    </style:style>
    <style:style style:name="T1" style:family="text">
      <style:text-properties officeooo:rsid="0005da6c"/>
    </style:style>
    <style:style style:name="T2" style:family="text">
      <style:text-properties style:font-name-complex="Arial1"/>
    </style:style>
    <style:style style:name="T3" style:family="text">
      <style:text-properties fo:language="en" fo:country="US" style:font-name-complex="Arial1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</office:automatic-styles>
  <office:body>
    <office:text text:use-soft-page-breaks="true"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h text:style-name="P12" text:outline-level="2">Название статьи</text:h>
      <text:p text:style-name="Автор">Автор</text:p>
      <text:p text:style-name="Аннотация"><text:span text:style-name="T6">А</text:span>ннотация </text:p>
      <text:p text:style-name="P6"><text:span text:style-name="T7">К</text:span>лючевые слова</text:p>
      <text:p text:style-name="Эпиграф">Эпиграф</text:p>
      <text:p text:style-name="P8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P17" text:outline-level="3">Подзаголовок</text:h>
      <text:p text:style-name="P9">Основной текст продолжается</text:p>
      <text:h text:style-name="P16" text:outline-level="4">Подзаголовок <text:span text:style-name="T4">втор</text:span>ого уровня</text:h>
      <text:p text:style-name="P9">Основной текст продолжается</text:p>
      <text:h text:style-name="P15" text:outline-level="5">Подзаголовок третьего уровня</text:h>
      <text:p text:style-name="P9">Основной текст заканчивается</text:p>
      <text:h text:style-name="P17" text:outline-level="3">Список литературы</text:h>
      <text:p text:style-name="P7">Текст списка литературы</text:p>
      <text:h text:style-name="P17" text:outline-level="3">Английское название статьи</text:h>
      <text:p text:style-name="P10">Автор по-английски</text:p>
      <text:p text:style-name="Аннотация">Аннотация по-английски</text:p>
      <text:p text:style-name="Ключевые_20_слова">Keywords: <text:span text:style-name="T5">ключевые слова по-английски</text:span></text:p>
      <text:h text:style-name="P18" text:outline-level="3">References</text:h>
      <text:p text:style-name="P13">Текст списка литературы по-английски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.7cm" style:auto-text-indent="false" style:writing-mode="pag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cm" fo:margin-right="0cm" fo:text-align="start" style:justify-single-word="false" fo:text-indent="0.7c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9cm" fo:margin-right="0cm" fo:text-align="justify" style:justify-single-word="false" fo:text-indent="-0.199cm" style:auto-text-indent="false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/>
    </style:style>
    <style:style style:name="Эпиграф" style:family="paragraph" style:parent-style-name="Text_20_body">
      <style:paragraph-properties fo:margin-left="0cm" fo:margin-right="0cm" fo:text-align="end" style:justify-single-word="false" fo:text-indent="0c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text-indent="0.9cm" style:auto-text-indent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0.7cm" fo:margin-right="0cm" fo:margin-top="0.3cm" fo:margin-bottom="0.3cm" loext:contextual-spacing="false" fo:text-align="start" style:justify-single-word="false" fo:text-indent="0c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0.7cm" fo:margin-right="0cm" fo:text-align="justify" style:justify-single-word="false" fo:text-indent="0cm" style:auto-text-indent="false" style:page-number="auto" style:writing-mode="page"/>
      <style:text-properties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002cm" style:rel-width="100%" table:align="center" style:writing-mode="page"/>
    </style:style>
    <style:style style:name="Таблица1.A" style:family="table-column">
      <style:table-column-properties style:column-width="1.6cm" style:rel-column-width="964*"/>
    </style:style>
    <style:style style:name="Таблица1.B" style:family="table-column">
      <style:table-column-properties style:column-width="12.801cm" style:rel-column-width="7710*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16.002cm" style:rel-width="100%" table:align="center" style:writing-mode="page"/>
    </style:style>
    <style:style style:name="Таблица2.A" style:family="table-column">
      <style:table-column-properties style:column-width="1.6cm" style:rel-column-width="964*"/>
    </style:style>
    <style:style style:name="Таблица2.B" style:family="table-column">
      <style:table-column-properties style:column-width="12.801cm" style:rel-column-width="7710*"/>
    </style:style>
    <style:style style:name="Таблица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1"/>
    </style:style>
    <style:style style:name="MT1" style:family="text">
      <style:text-properties officeooo:rsid="0005da6c"/>
    </style:style>
    <style:style style:name="MT2" style:family="text">
      <style:text-properties style:font-name-complex="Arial1"/>
    </style:style>
    <style:style style:name="MT3" style:family="text">
      <style:text-properties fo:language="en" fo:country="US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07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2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3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2-26T12:29:28.235044254</dc:date>
    <meta:editing-duration>PT34M29S</meta:editing-duration>
    <meta:editing-cycles>10</meta:editing-cycles>
    <meta:generator>LibreOffice/5.4.4.2$Linux_X86_64 LibreOffice_project/2524958677847fb3bb44820e40380acbe820f960</meta:generator>
    <meta:document-statistic meta:table-count="2" meta:image-count="0" meta:object-count="0" meta:page-count="3" meta:paragraph-count="27" meta:word-count="73" meta:character-count="604" meta:non-whitespace-character-count="556"/>
  </office:meta>
</office:document-meta>
</file>